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D02A9001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52cm" draw:marker-start-width="0.428cm" draw:marker-end="Arrow" draw:marker-end-width="0.528cm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textarea-horizontal-align="justify" draw:textarea-vertical-align="middle" draw:auto-grow-height="false" fo:padding-top="0.0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Sonar_20_Layout-title">
      <style:graphic-properties draw:auto-grow-height="true" fo:min-height="2.163cm"/>
    </style:style>
    <style:style style:name="pr2" style:family="presentation" style:parent-style-name="Sonar_20_Layout-notes">
      <style:graphic-properties draw:fill-color="#ffffff" fo:min-height="13.114cm"/>
    </style:style>
    <style:style style:name="pr3" style:family="presentation" style:parent-style-name="Sonar_20_Layout-title">
      <style:graphic-properties fo:min-height="2.163cm"/>
    </style:style>
    <style:style style:name="pr4" style:family="presentation" style:parent-style-name="Sonar_20_Layout-notes">
      <style:graphic-properties draw:fill-color="#ffffff" fo:min-height="13.364cm"/>
    </style:style>
    <style:style style:name="pr5" style:family="presentation" style:parent-style-name="Sonar_20_Layout-outline1">
      <style:graphic-properties fo:min-height="14.273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text-properties fo:font-size="22pt"/>
    </style:style>
    <style:style style:name="P4" style:family="paragraph"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4c4c4c" style:text-outline="false" style:text-line-through-style="none" fo:font-family="'Trebuchet MS'" style:font-family-generic="swiss" style:font-pitch="variable" fo:font-size="22pt" fo:font-style="normal" fo:text-shadow="none" style:text-underline-style="none" fo:font-weight="normal" style:letter-kerning="true" style:font-family-asian="'Trebuchet MS'" style:font-family-generic-asian="swiss" style:font-pitch-asian="variable" style:font-size-asian="22pt" style:font-style-asian="normal" style:font-weight-asian="normal" style:font-family-complex="'Trebuchet MS'" style:font-family-generic-complex="swiss" style:font-pitch-complex="variable" style:font-size-complex="22pt" style:font-style-complex="normal" style:font-weight-complex="normal" style:text-emphasize="none" style:font-relief="none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4ca0e5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4ca0e5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4ca0e5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4ca0e5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4ca0e5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4ca0e5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4ca0e5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4ca0e5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4ca0e5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4ca0e5" fo:font-size="45%"/>
      </text:list-level-style-bullet>
    </text:list-style>
  </office:automatic-styles>
  <office:body>
    <office:presentation>
      <draw:page draw:name="page1" draw:style-name="dp1" draw:master-page-name="Sonar_20_Layout" presentation:presentation-page-layout-name="AL1T1">
        <office:forms form:automatic-focus="false" form:apply-design-mode="false"/>
        <draw:frame presentation:style-name="pr1" draw:layer="layout" svg:width="25.199cm" svg:height="2.163cm" svg:x="1.4cm" svg:y="0.137cm" presentation:class="title">
          <draw:text-box>
            <text:p>Java source code</text:p>
          </draw:text-box>
        </draw:frame>
        <draw:frame draw:style-name="gr1" draw:text-style-name="P1" draw:layer="layout" svg:width="16.743cm" svg:height="13.781cm" svg:x="3.5cm" svg:y="4.817cm">
          <draw:text-box>
            <text:p><text:span text:style-name="T1">package kareltherobot;</text:span></text:p>
            <text:p><text:span text:style-name="T1"/></text:p>
            <text:p><text:span text:style-name="T1">public class Temporary</text:span></text:p>
            <text:p><text:span text:style-name="T1">{ </text:span></text:p>
            <text:p><text:span text:style-name="T1"><text:tab/></text:span><text:span text:style-name="T1">public static void main(String [] args)</text:span></text:p>
            <text:p><text:span text:style-name="T1"><text:tab/></text:span><text:span text:style-name="T1">{</text:span></text:p>
            <text:p><text:span text:style-name="T1"><text:tab/></text:span><text:span text:style-name="T1"><text:tab/></text:span><text:span text:style-name="T1">UrRobot Karel = </text:span></text:p>
            <text:p><text:span text:style-name="T1"><text:s text:c="18"/></text:span><text:span text:style-name="T1">new UrRobot(1, 1, "East", 0);</text:span></text:p>
            <text:p><text:span text:style-name="T1"><text:tab/></text:span><text:span text:style-name="T1"><text:tab/></text:span><text:span text:style-name="T1">// Deliver the robot to the origin (1,1),</text:span></text:p>
            <text:p><text:span text:style-name="T1"><text:tab/></text:span><text:span text:style-name="T1"><text:tab/></text:span><text:span text:style-name="T1">// facing East, with no beepers.</text:span></text:p>
            <text:p><text:span text:style-name="T1"><text:tab/></text:span><text:span text:style-name="T1"><text:tab/></text:span><text:span text:style-name="T1">Karel.move();</text:span></text:p>
            <text:p><text:span text:style-name="T1"><text:tab/></text:span><text:span text:style-name="T1"><text:tab/></text:span><text:span text:style-name="T1">Karel.pickBeeper();</text:span></text:p>
            <text:p><text:span text:style-name="T1"><text:tab/></text:span><text:span text:style-name="T1"><text:tab/></text:span><text:span text:style-name="T1">Karel.turnOff();</text:span></text:p>
            <text:p><text:span text:style-name="T1"><text:tab/></text:span><text:span text:style-name="T1">}</text:span></text:p>
            <text:p><text:span text:style-name="T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onar_20_Layout" presentation:presentation-page-layout-name="AL1T1">
        <office:forms form:automatic-focus="false" form:apply-design-mode="false"/>
        <draw:frame presentation:style-name="pr3" draw:layer="layout" svg:width="25.199cm" svg:height="2.163cm" svg:x="1.4cm" svg:y="0.137cm" presentation:class="title" presentation:user-transformed="true">
          <draw:text-box>
            <text:p>Lex source code to get a list of Tokens</text:p>
          </draw:text-box>
        </draw:frame>
        <draw:frame draw:style-name="gr1" draw:text-style-name="P1" draw:layer="layout" svg:width="24.514cm" svg:height="13.781cm" svg:x="0.2cm" svg:y="4.818cm">
          <draw:text-box>
            <text:p><text:span text:style-name="T1">|package| |kareltherobot||;|</text:span></text:p>
            <text:p><text:span text:style-name="T1"/></text:p>
            <text:p><text:span text:style-name="T1">|public| |class| |Temporary|</text:span></text:p>
            <text:p><text:span text:style-name="T1">|{| </text:span></text:p>
            <text:p><text:span text:style-name="T1"><text:tab/></text:span><text:span text:style-name="T1">|public| |static| |void| |main||(||String| |[||]| |args||)|</text:span></text:p>
            <text:p><text:span text:style-name="T1"><text:tab/></text:span><text:span text:style-name="T1">|{|</text:span></text:p>
            <text:p><text:span text:style-name="T1"><text:tab/></text:span><text:span text:style-name="T1"><text:tab/></text:span><text:span text:style-name="T1">|UrRobot| |Karel| |=| </text:span></text:p>
            <text:p><text:span text:style-name="T1"><text:s text:c="18"/></text:span><text:span text:style-name="T1">|new| |UrRobot||(||1||,| |1||,| |"East"||,| |0||)||;|</text:span></text:p>
            <text:p><text:span text:style-name="T1"><text:tab/></text:span><text:span text:style-name="T1"><text:tab/></text:span><text:span text:style-name="T1">|// Deliver the robot to the origin (1,1),|</text:span></text:p>
            <text:p><text:span text:style-name="T1"><text:tab/></text:span><text:span text:style-name="T1"><text:tab/></text:span><text:span text:style-name="T1">|// facing East, with no beepers.|</text:span></text:p>
            <text:p><text:span text:style-name="T1"><text:tab/></text:span><text:span text:style-name="T1"><text:tab/></text:span><text:span text:style-name="T1">|Karel||.||move||(||)||;|</text:span></text:p>
            <text:p><text:span text:style-name="T1"><text:tab/></text:span><text:span text:style-name="T1"><text:tab/></text:span><text:span text:style-name="T1">|Karel||.||pickBeeper||(||)||;|</text:span></text:p>
            <text:p><text:span text:style-name="T1"><text:tab/></text:span><text:span text:style-name="T1"><text:tab/></text:span><text:span text:style-name="T1">|Karel||.||turnOff||(||)||;|</text:span></text:p>
            <text:p><text:span text:style-name="T1"><text:tab/></text:span><text:span text:style-name="T1">|}|</text:span></text:p>
            <text:p><text:span text:style-name="T1">|}|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nar_20_Layout" presentation:presentation-page-layout-name="AL1T1">
        <office:forms form:automatic-focus="false" form:apply-design-mode="false"/>
        <draw:frame presentation:style-name="pr1" draw:layer="layout" svg:width="25.199cm" svg:height="2.163cm" svg:x="1.4cm" svg:y="0.137cm" presentation:class="title" presentation:user-transformed="true">
          <draw:text-box>
            <text:p>Normalize</text:p>
          </draw:text-box>
        </draw:frame>
        <draw:frame presentation:style-name="pr5" draw:layer="layout" svg:width="25.199cm" svg:height="14.273cm" svg:x="1.4cm" svg:y="4.5cm" presentation:class="outline">
          <draw:text-box>
            <text:list text:style-name="L2">
              <text:list-item>
                <text:p>Remove comments</text:p>
              </text:list-item>
              <text:list-item>
                <text:p>Remove package and import instructions</text:p>
              </text:list-item>
              <text:list-item>
                <text:p>Replace integer value by INTEGER string</text:p>
              </text:list-item>
              <text:list-item>
                <text:p>Replace literal value by LITERAL st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nar_20_Layout" presentation:presentation-page-layout-name="AL1T1">
        <office:forms form:automatic-focus="false" form:apply-design-mode="false"/>
        <draw:frame presentation:style-name="pr3" draw:layer="layout" svg:width="25.199cm" svg:height="2.163cm" svg:x="1.4cm" svg:y="0.137cm" presentation:class="title">
          <draw:text-box>
            <text:p>Output of lexing/normalizing steps</text:p>
          </draw:text-box>
        </draw:frame>
        <draw:frame draw:style-name="gr1" draw:text-style-name="P1" draw:layer="layout" svg:width="22.842cm" svg:height="11.075cm" svg:x="0.2cm" svg:y="4.819cm">
          <draw:text-box>
            <text:p><text:span text:style-name="T1">|public| |class| |Temporary|</text:span></text:p>
            <text:p><text:span text:style-name="T1">|{| </text:span></text:p>
            <text:p><text:span text:style-name="T1"><text:tab/></text:span><text:span text:style-name="T1">|public| |static| |void| |main||(||String| |[||]| |args||)|</text:span></text:p>
            <text:p><text:span text:style-name="T1"><text:tab/></text:span><text:span text:style-name="T1">|{|</text:span></text:p>
            <text:p><text:span text:style-name="T1"><text:tab/></text:span><text:span text:style-name="T1"><text:tab/></text:span><text:span text:style-name="T1">|UrRobot| |Karel| |=| </text:span></text:p>
            <text:p><text:span text:style-name="T1"><text:s text:c="18"/></text:span><text:span text:style-name="T1">|new| |UrRobot||(||INTEGER||,| |</text:span><text:span text:style-name="T2">INTEGER</text:span><text:span text:style-name="T1">||,| </text:span></text:p>
            <text:p><text:span text:style-name="T1"><text:s text:c="31"/></text:span><text:span text:style-name="T1">|LITERAL||,| |</text:span><text:span text:style-name="T2">INTEGER</text:span><text:span text:style-name="T1">||)||;|</text:span></text:p>
            <text:p><text:span text:style-name="T1"><text:tab/></text:span><text:span text:style-name="T1"><text:tab/></text:span><text:span text:style-name="T1">|Karel||.||move||(||)||;|</text:span></text:p>
            <text:p><text:span text:style-name="T1"><text:tab/></text:span><text:span text:style-name="T1"><text:tab/></text:span><text:span text:style-name="T1">|Karel||.||pickBeeper||(||)||;|</text:span></text:p>
            <text:p><text:span text:style-name="T1"><text:tab/></text:span><text:span text:style-name="T1"><text:tab/></text:span><text:span text:style-name="T1">|Karel||.||turnOff||(||)||;|</text:span></text:p>
            <text:p><text:span text:style-name="T1"><text:tab/></text:span><text:span text:style-name="T1">|}|</text:span></text:p>
            <text:p><text:span text:style-name="T1">|}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nar_20_Layout" presentation:presentation-page-layout-name="AL1T1">
        <office:forms form:automatic-focus="false" form:apply-design-mode="false"/>
        <draw:frame presentation:style-name="pr3" draw:layer="layout" svg:width="25.199cm" svg:height="2.163cm" svg:x="1.4cm" svg:y="0.137cm" presentation:class="title">
          <draw:text-box>
            <text:p>Group tokens by « Statement »</text:p>
          </draw:text-box>
        </draw:frame>
        <draw:frame draw:style-name="gr1" draw:text-style-name="P1" draw:layer="layout" svg:width="27.16cm" svg:height="7.467cm" svg:x="0.2cm" svg:y="4.82cm">
          <draw:text-box>
            <text:p><text:span text:style-name="T1">1 - |public| |class| |Temporary||{| </text:span></text:p>
            <text:p><text:span text:style-name="T1">2 - |public| |static| |void| |main||(||String| |[||]| |args||)||{|</text:span></text:p>
            <text:p><text:span text:style-name="T1">3 - |UrRobot| |Karel| |=||new| |UrRobot||(||INTEGER||,| |</text:span><text:span text:style-name="T2">INTEGER</text:span><text:span text:style-name="T1">||... </text:span></text:p>
            <text:p><text:span text:style-name="T1">4 - |Karel||.||move||(||)||;|</text:span></text:p>
            <text:p><text:span text:style-name="T1">5 - |Karel||.||pickBeeper||(||)||;|</text:span></text:p>
            <text:p><text:span text:style-name="T1">6 - |Karel||.||turnOff||(||)||;|</text:span></text:p>
            <text:p><text:span text:style-name="T1">7 - |}|</text:span></text:p>
            <text:p><text:span text:style-name="T1">8 - |}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nar_20_Layout" presentation:presentation-page-layout-name="AL1T1">
        <office:forms form:automatic-focus="false" form:apply-design-mode="false"/>
        <draw:frame presentation:style-name="pr3" draw:layer="layout" svg:width="25.199cm" svg:height="2.163cm" svg:x="1.4cm" svg:y="0.137cm" presentation:class="title" presentation:user-transformed="true">
          <draw:text-box>
            <text:p>Normalize Statements</text:p>
          </draw:text-box>
        </draw:frame>
        <draw:frame presentation:style-name="pr5" draw:layer="layout" svg:width="25.199cm" svg:height="14.273cm" svg:x="1.4cm" svg:y="4.5cm" presentation:class="outline">
          <draw:text-box>
            <text:list text:style-name="L2">
              <text:list-item>
                <text:p>This is a step we've never talked about but I've the feeling that for instance brackets should should be removed for java source code <text:s/></text:p>
              </text:list-item>
            </text:list>
          </draw:text-box>
        </draw:frame>
        <draw:frame draw:style-name="gr1" draw:text-style-name="P1" draw:layer="layout" svg:width="27.16cm" svg:height="5.663cm" svg:x="0cm" svg:y="9.533cm">
          <draw:text-box>
            <text:p><text:span text:style-name="T1">1 - |public| |class| |Temporary|</text:span></text:p>
            <text:p><text:span text:style-name="T1">2 - |public| |static| |void| |main||(||String| |[||]| |args||)|</text:span></text:p>
            <text:p><text:span text:style-name="T1">3 - |UrRobot| |Karel| |=||new| |UrRobot||(||INTEGER||,| |</text:span><text:span text:style-name="T2">INTEGER</text:span><text:span text:style-name="T1">||... </text:span></text:p>
            <text:p><text:span text:style-name="T1">4 - |Karel||.||move||(||)||;|</text:span></text:p>
            <text:p><text:span text:style-name="T1">5 - |Karel||.||pickBeeper||(||)||;|</text:span></text:p>
            <text:p><text:span text:style-name="T1">6 - |Karel||.||turnOff||(||)||;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nar_20_Layout" presentation:presentation-page-layout-name="AL1T1">
        <office:forms form:automatic-focus="false" form:apply-design-mode="false"/>
        <draw:frame presentation:style-name="pr1" draw:layer="layout" svg:width="25.199cm" svg:height="2.163cm" svg:x="1.4cm" svg:y="0.137cm" presentation:class="title">
          <draw:text-box>
            <text:p>Group Statements by Sequence</text:p>
          </draw:text-box>
        </draw:frame>
        <draw:frame draw:style-name="gr1" draw:text-style-name="P1" draw:layer="layout" svg:width="12.046cm" svg:height="5.663cm" svg:x="0.5cm" svg:y="7.5cm">
          <draw:text-box>
            <text:p text:style-name="P3"><text:span text:style-name="T1">1 - |public| |class| |Temporary|</text:span></text:p>
            <text:p text:style-name="P3"><text:span text:style-name="T1">2 - |public| |static| |void| ...</text:span></text:p>
            <text:p text:style-name="P3"><text:span text:style-name="T1">3 - |UrRobot| |Karel| |=| ... </text:span></text:p>
            <text:p text:style-name="P3"><text:span text:style-name="T1">4 - |Karel||.||move||(||)|...</text:span></text:p>
            <text:p text:style-name="P3"><text:span text:style-name="T1">5 - |Karel||.||pickBeeper| ...</text:span></text:p>
            <text:p text:style-name="P3"><text:span text:style-name="T1">6 - |Karel||.||turnOff||(||)||;|</text:span></text:p>
          </draw:text-box>
        </draw:frame>
        <draw:custom-shape draw:style-name="gr3" draw:text-style-name="P4" draw:layer="layout" svg:width="0.5cm" svg:height="3.5cm" svg:x="12.5cm" svg:y="7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0.5cm" svg:height="3.5cm" svg:x="13.5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4" draw:layer="layout" svg:width="0.5cm" svg:height="3.5cm" svg:x="14.5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6.365cm" svg:height="0.988cm" svg:x="16cm" svg:y="8.712cm">
          <draw:text-box>
            <text:p>1 - QSDKQDSFJ84752</text:p>
          </draw:text-box>
        </draw:frame>
        <draw:frame draw:style-name="gr1" draw:layer="layout" svg:width="6.348cm" svg:height="0.988cm" svg:x="16cm" svg:y="9.7cm">
          <draw:text-box>
            <text:p>2 - POIHMH987KJLKJ</text:p>
          </draw:text-box>
        </draw:frame>
        <draw:frame draw:style-name="gr1" draw:layer="layout" svg:width="6.247cm" svg:height="0.988cm" svg:x="16cm" svg:y="10.712cm">
          <draw:text-box>
            <text:p>3 - 978JKLHJHYIUYY</text:p>
          </draw:text-box>
        </draw:frame>
        <draw:line draw:style-name="gr4" draw:text-style-name="P4" draw:layer="layout" svg:x1="13cm" svg:y1="9.2cm" svg:x2="16cm" svg:y2="9.2cm">
          <text:p/>
        </draw:line>
        <draw:line draw:style-name="gr4" draw:text-style-name="P4" draw:layer="layout" svg:x1="14cm" svg:y1="10.2cm" svg:x2="16cm" svg:y2="10.2cm">
          <text:p/>
        </draw:line>
        <draw:line draw:style-name="gr4" draw:text-style-name="P4" draw:layer="layout" svg:x1="15cm" svg:y1="11.2cm" svg:x2="16cm" svg:y2="11.2cm">
          <text:p/>
        </draw:line>
        <draw:frame draw:style-name="gr1" draw:text-style-name="P5" draw:layer="layout" svg:width="4.951cm" svg:height="1.233cm" svg:x="16.549cm" svg:y="16.5cm">
          <draw:text-box>
            <text:p text:style-name="P5">Clone Index</text:p>
          </draw:text-box>
        </draw:frame>
        <draw:line draw:style-name="gr5" draw:text-style-name="P4" draw:layer="layout" svg:x1="19cm" svg:y1="16cm" svg:x2="19cm" svg:y2="12.5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nar_20_Layout" presentation:presentation-page-layout-name="AL1T1">
        <office:forms form:automatic-focus="false" form:apply-design-mode="false"/>
        <draw:frame presentation:style-name="pr3" draw:layer="layout" svg:width="25.199cm" svg:height="2.163cm" svg:x="1.4cm" svg:y="0.137cm" presentation:class="title" presentation:user-transformed="true">
          <draw:text-box>
            <text:p>Publish this file clone index</text:p>
          </draw:text-box>
        </draw:frame>
        <draw:custom-shape draw:style-name="gr6" draw:text-style-name="P4" draw:layer="layout" svg:width="5.719cm" svg:height="3.221cm" svg:x="16.781cm" svg:y="5.6cm">
          <text:p text:style-name="P4">In-Memory</text:p>
          <text:p text:style-name="P4">In one modu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3.5cm" svg:height="5cm" svg:x="4.4cm" svg:y="8.5cm">
          <text:p text:style-name="P4">Hash1</text:p>
          <text:p text:style-name="P4">Hash2</text:p>
          <text:p text:style-name="P4">Hash3</text:p>
          <text:p text:style-name="P4">...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4cm" svg:height="1cm" svg:x="10.4cm" svg:y="9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layer="layout" svg:width="5.015cm" svg:height="0.988cm" svg:x="3.5cm" svg:y="15.012cm">
          <draw:text-box>
            <text:p>File clone index</text:p>
          </draw:text-box>
        </draw:frame>
        <draw:frame draw:style-name="gr1" draw:layer="layout" svg:width="6.996cm" svg:height="0.988cm" svg:x="17.504cm" svg:y="18cm">
          <draw:text-box>
            <text:p>Clone index containers</text:p>
          </draw:text-box>
        </draw:frame>
        <draw:custom-shape draw:style-name="gr8" draw:text-style-name="P4" draw:layer="layout" svg:width="4cm" svg:height="1cm" svg:x="10.4cm" svg:y="10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4cm" svg:height="1cm" svg:x="10.4cm" svg:y="11.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5.719cm" svg:height="3.221cm" svg:x="20.281cm" svg:y="9.379cm">
          <text:p text:style-name="P4">DB</text:p>
          <text:p text:style-name="P4">Across proje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5.719cm" svg:height="3.221cm" svg:x="17cm" svg:y="13.1cm">
          <text:p text:style-name="P4">…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nar_20_Layout" presentation:presentation-page-layout-name="AL1T1">
        <office:forms form:automatic-focus="false" form:apply-design-mode="false"/>
        <draw:frame presentation:style-name="pr3" draw:layer="layout" svg:width="25.199cm" svg:height="2.163cm" svg:x="1.4cm" svg:y="0.137cm" presentation:class="title" presentation:user-transformed="true">
          <draw:text-box>
            <text:p>Get clones</text:p>
          </draw:text-box>
        </draw:frame>
        <draw:custom-shape draw:style-name="gr6" draw:text-style-name="P6" draw:layer="layout" svg:width="5.719cm" svg:height="3.221cm" svg:x="16.781cm" svg:y="5.6cm">
          <text:p text:style-name="P4"><text:span text:style-name="T3">In-Memory</text:span></text:p>
          <text:p text:style-name="P4"><text:span text:style-name="T3">In one modul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6.6cm" svg:height="5.5cm" svg:x="1.7cm" svg:y="7.8cm">
          <text:p text:style-name="P4"><text:span text:style-name="T3">Duplication</text:span></text:p>
          <text:p text:style-name="P4"><text:span text:style-name="T3">Between </text:span></text:p>
          <text:p text:style-name="P4"><text:span text:style-name="T3">File 1 and File 2</text:span></text:p>
          <text:p text:style-name="P4"><text:span text:style-name="T3">Starting from line </text:span></text:p>
          <text:p text:style-name="P4"><text:span text:style-name="T3">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4" draw:layer="layout" svg:width="4cm" svg:height="1cm" draw:transform="rotate (3.1415926535892) translate (14.39cm 10.10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" draw:text-style-name="P7" draw:layer="layout" svg:width="6.996cm" svg:height="0.988cm" svg:x="17.504cm" svg:y="18cm">
          <draw:text-box>
            <text:p><text:span text:style-name="T3">Clone index containers</text:span></text:p>
          </draw:text-box>
        </draw:frame>
        <draw:custom-shape draw:style-name="gr6" draw:text-style-name="P6" draw:layer="layout" svg:width="5.719cm" svg:height="3.221cm" svg:x="20.281cm" svg:y="9.379cm">
          <text:p text:style-name="P4"><text:span text:style-name="T3">DB</text:span></text:p>
          <text:p text:style-name="P4"><text:span text:style-name="T3">Across projec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5.719cm" svg:height="3.221cm" svg:x="17cm" svg:y="13.1cm">
          <text:p text:style-name="P4"><text:span text:style-name="T3">…</text:span><text:span text:style-name="T3">.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4cm" svg:height="1cm" draw:transform="rotate (3.1415926535892) translate (14.39cm 11.40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4cm" svg:height="1cm" draw:transform="rotate (3.1415926535892) translate (14.39cm 12.70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4cm" svg:height="1cm" draw:transform="rotate (3.1415926535892) translate (14.39cm 10.10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6.6cm" svg:height="5.5cm" svg:x="2.2cm" svg:y="8.3cm">
          <text:p text:style-name="P4"><text:span text:style-name="T3">Duplication</text:span></text:p>
          <text:p text:style-name="P4"><text:span text:style-name="T3">Between </text:span></text:p>
          <text:p text:style-name="P4"><text:span text:style-name="T3">File 1 and File 2</text:span></text:p>
          <text:p text:style-name="P4"><text:span text:style-name="T3">Starting from line </text:span></text:p>
          <text:p text:style-name="P4"><text:span text:style-name="T3">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6" draw:layer="layout" svg:width="6.6cm" svg:height="5.5cm" svg:x="2.8cm" svg:y="8.8cm">
          <text:p text:style-name="P4"><text:span text:style-name="T3">Duplication</text:span></text:p>
          <text:p text:style-name="P4"><text:span text:style-name="T3">Between </text:span></text:p>
          <text:p text:style-name="P4"><text:span text:style-name="T3">File 1 and File 2</text:span></text:p>
          <text:p text:style-name="P4"><text:span text:style-name="T3">Starting from line </text:span></text:p>
          <text:p text:style-name="P4"><text:span text:style-name="T3">..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onarSource2" draw:style="linear" draw:start-color="#80808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666666" draw:marker-start-width="0.45cm" draw:marker-start-center="false" draw:marker-end-width="0.45cm" draw:marker-end-center="false" draw:fill="gradient" draw:fill-color="#99ccff" draw:fill-gradient-name="SonarSource2" draw:gradient-step-count="64" draw:fill-hatch-name="Hatch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4c4c4c" style:text-outline="false" style:text-line-through-style="none" fo:font-family="'Trebuchet MS'" style:font-style-name="Regular" style:font-family-generic="swiss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_20_1"/>
      <style:text-properties fo:font-family="Arial" style:font-style-name="Regular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nar_20_Layout-background" style:display-name="Sonar Layout-background" style:family="presentation">
      <style:graphic-properties draw:stroke="none" draw:fill="none"/>
      <style:text-properties style:letter-kerning="true"/>
    </style:style>
    <style:style style:name="Sonar_20_Layout-backgroundobjects" style:display-name="Sonar Layou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onar_20_Layout-notes" style:display-name="Sonar Layou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onar_20_Layout-outline1" style:display-name="Sonar Layout-outline1" style:family="presentation">
      <style:graphic-properties draw:stroke="none" draw:fill="none">
        <text:list-style style:name="Sonar_20_Layout-outline1" style:display-name="Sonar Layou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4ca0e5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fo:color="#4ca0e5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4ca0e5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4ca0e5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4ca0e5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4ca0e5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4ca0e5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4ca0e5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4ca0e5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4ca0e5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onar_20_Layout-outline2" style:display-name="Sonar Layout-outline2" style:family="presentation" style:parent-style-name="Sonar_20_Layout-outline1">
      <style:paragraph-properties fo:margin-top="0cm" fo:margin-bottom="0.4cm"/>
      <style:text-properties fo:color="#333333" fo:font-family="'Trebuchet MS'" style:font-family-generic="swiss" style:font-pitch="variable" fo:font-size="28pt" style:font-size-asian="28pt" style:font-size-complex="28pt"/>
    </style:style>
    <style:style style:name="Sonar_20_Layout-outline3" style:display-name="Sonar Layout-outline3" style:family="presentation" style:parent-style-name="Sonar_20_Layout-outline2">
      <style:paragraph-properties fo:margin-top="0cm" fo:margin-bottom="0.3cm"/>
      <style:text-properties fo:color="#333333" fo:font-family="'Trebuchet MS'" style:font-family-generic="swiss" style:font-pitch="variable" fo:font-size="24pt" style:font-size-asian="24pt" style:font-size-complex="24pt"/>
    </style:style>
    <style:style style:name="Sonar_20_Layout-outline4" style:display-name="Sonar Layout-outline4" style:family="presentation" style:parent-style-name="Sonar_20_Layout-outline3">
      <style:paragraph-properties fo:margin-top="0cm" fo:margin-bottom="0.2cm"/>
      <style:text-properties fo:color="#333333" fo:font-family="'Trebuchet MS'" style:font-family-generic="swiss" style:font-pitch="variable" fo:font-size="20pt" style:font-size-asian="20pt" style:font-size-complex="20pt"/>
    </style:style>
    <style:style style:name="Sonar_20_Layout-outline5" style:display-name="Sonar Layout-outline5" style:family="presentation" style:parent-style-name="Sonar_20_Layout-outline4">
      <style:paragraph-properties fo:margin-top="0cm" fo:margin-bottom="0.1cm"/>
      <style:text-properties fo:color="#333333" fo:font-family="'Trebuchet MS'" style:font-family-generic="swiss" style:font-pitch="variable" fo:font-size="20pt" style:font-size-asian="20pt" style:font-size-complex="20pt"/>
    </style:style>
    <style:style style:name="Sonar_20_Layout-outline6" style:display-name="Sonar Layout-outline6" style:family="presentation" style:parent-style-name="Sonar_20_Layout-outline5">
      <style:paragraph-properties fo:margin-top="0cm" fo:margin-bottom="0.1cm"/>
      <style:text-properties fo:color="#333333" fo:font-family="'Trebuchet MS'" style:font-family-generic="swiss" style:font-pitch="variable" fo:font-size="20pt" style:font-size-asian="20pt" style:font-size-complex="20pt"/>
    </style:style>
    <style:style style:name="Sonar_20_Layout-outline7" style:display-name="Sonar Layout-outline7" style:family="presentation" style:parent-style-name="Sonar_20_Layout-outline6">
      <style:paragraph-properties fo:margin-top="0cm" fo:margin-bottom="0.1cm"/>
      <style:text-properties fo:color="#333333" fo:font-family="'Trebuchet MS'" style:font-family-generic="swiss" style:font-pitch="variable" fo:font-size="20pt" style:font-size-asian="20pt" style:font-size-complex="20pt"/>
    </style:style>
    <style:style style:name="Sonar_20_Layout-outline8" style:display-name="Sonar Layout-outline8" style:family="presentation" style:parent-style-name="Sonar_20_Layout-outline7">
      <style:paragraph-properties fo:margin-top="0cm" fo:margin-bottom="0.1cm"/>
      <style:text-properties fo:color="#333333" fo:font-family="'Trebuchet MS'" style:font-family-generic="swiss" style:font-pitch="variable" fo:font-size="20pt" style:font-size-asian="20pt" style:font-size-complex="20pt"/>
    </style:style>
    <style:style style:name="Sonar_20_Layout-outline9" style:display-name="Sonar Layout-outline9" style:family="presentation" style:parent-style-name="Sonar_20_Layout-outline8">
      <style:paragraph-properties fo:margin-top="0cm" fo:margin-bottom="0.1cm"/>
      <style:text-properties fo:color="#333333" fo:font-family="'Trebuchet MS'" style:font-family-generic="swiss" style:font-pitch="variable" fo:font-size="20pt" style:font-size-asian="20pt" style:font-size-complex="20pt"/>
    </style:style>
    <style:style style:name="Sonar_20_Layout-subtitle" style:display-name="Sonar Layout-subtitle" style:family="presentation">
      <style:graphic-properties draw:stroke="none" draw:fill="none" draw:textarea-vertical-align="middle">
        <text:list-style style:name="Sonar_20_Layout-subtitle" style:display-name="Sonar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onar_20_Layout-title" style:display-name="Sonar Layout-title" style:family="presentation">
      <style:graphic-properties draw:stroke="none" draw:fill="none" draw:textarea-vertical-align="middle">
        <text:list-style style:name="Sonar_20_Layout-title" style:display-name="Sonar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Trebuchet MS'" style:font-family-generic="swiss" style:font-pitch="variable" fo:font-size="40pt" fo:font-style="normal" fo:text-shadow="none" style:text-underline-style="none" fo:font-weight="normal" style:letter-kerning="true" style:font-family-asian="'MS Gothic'" style:font-family-generic-asian="system" style:font-pitch-asian="variable" style:font-size-asian="40pt" style:font-style-asian="normal" style:font-weight-asian="normal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modern" style:font-pitch-asian="fixed" style:font-size-asian="24pt" style:font-style-asian="normal" style:font-weight-asian="normal" style:font-family-complex="'MS Gothic'" style:font-family-generic-complex="modern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4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MS Gothic'" style:font-family-generic-asian="modern" style:font-pitch-asian="fixed" style:font-size-asian="32pt" style:font-style-asian="normal" style:font-weight-asian="normal" style:font-family-complex="'MS Gothic'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4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MS Gothic'" style:font-family-generic-asian="modern" style:font-pitch-asian="fixed" style:font-size-asian="28pt" style:font-style-asian="normal" style:font-weight-asian="normal" style:font-family-complex="'MS Gothic'" style:font-family-generic-complex="modern" style:font-pitch-complex="fixed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MS Gothic'" style:font-family-generic-asian="modern" style:font-pitch-asian="fixed" style:font-size-asian="24pt" style:font-style-asian="normal" style:font-weight-asian="normal" style:font-family-complex="'MS Gothic'" style:font-family-generic-complex="modern" style:font-pitch-complex="fixed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MS Gothic'" style:font-family-generic-asian="modern" style:font-pitch-asian="fixed" style:font-size-asian="20pt" style:font-style-asian="normal" style:font-weight-asian="normal" style:font-family-complex="'MS Gothic'" style:font-family-generic-complex="modern" style:font-pitch-complex="fixed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MS Gothic'" style:font-family-generic-asian="modern" style:font-pitch-asian="fixed" style:font-size-asian="20pt" style:font-style-asian="normal" style:font-weight-asian="normal" style:font-family-complex="'MS Gothic'" style:font-family-generic-complex="modern" style:font-pitch-complex="fixed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MS Gothic'" style:font-family-generic-asian="modern" style:font-pitch-asian="fixed" style:font-size-asian="20pt" style:font-style-asian="normal" style:font-weight-asian="normal" style:font-family-complex="'MS Gothic'" style:font-family-generic-complex="modern" style:font-pitch-complex="fixed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MS Gothic'" style:font-family-generic-asian="modern" style:font-pitch-asian="fixed" style:font-size-asian="20pt" style:font-style-asian="normal" style:font-weight-asian="normal" style:font-family-complex="'MS Gothic'" style:font-family-generic-complex="modern" style:font-pitch-complex="fixed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MS Gothic'" style:font-family-generic-asian="modern" style:font-pitch-asian="fixed" style:font-size-asian="20pt" style:font-style-asian="normal" style:font-weight-asian="normal" style:font-family-complex="'MS Gothic'" style:font-family-generic-complex="modern" style:font-pitch-complex="fixed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4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MS Gothic'" style:font-family-generic-asian="modern" style:font-pitch-asian="fixed" style:font-size-asian="20pt" style:font-style-asian="normal" style:font-weight-asian="normal" style:font-family-complex="'MS Gothic'" style:font-family-generic-complex="modern" style:font-pitch-complex="fixed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40pt" fo:font-style="normal" fo:text-shadow="none" style:text-underline-style="none" fo:font-weight="normal" style:font-family-asian="'MS Gothic'" style:font-family-generic-asian="modern" style:font-pitch-asian="fixed" style:font-size-asian="40pt" style:font-style-asian="normal" style:font-weight-asian="normal" style:font-family-complex="'MS Gothic'" style:font-family-generic-complex="modern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40pt" fo:font-style="normal" fo:text-shadow="none" style:text-underline-style="none" fo:font-weight="normal" style:font-family-asian="'MS Gothic'" style:font-family-generic-asian="modern" style:font-pitch-asian="fixed" style:font-size-asian="40pt" style:font-style-asian="normal" style:font-weight-asian="normal" style:font-family-complex="'MS Gothic'" style:font-family-generic-complex="modern" style:font-pitch-complex="fixed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onar_20_Layout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onar_20_Layout-backgroundobjects">
      <style:graphic-properties draw:stroke="none" draw:fill="none" draw:fill-color="#ffffff" draw:auto-grow-height="false" fo:min-height="1.449cm"/>
    </style:style>
    <style:style style:name="Mpr3" style:family="presentation" style:parent-style-name="Sonar_20_Layout-backgroundobjects">
      <style:graphic-properties svg:stroke-color="#4ca0e5" draw:fill="solid" draw:fill-color="#4ca0e5" draw:textarea-horizontal-align="center" draw:textarea-vertical-align="middle"/>
    </style:style>
    <style:style style:name="Mpr4" style:family="presentation" style:parent-style-name="Sonar_20_Layout-backgroundobjects">
      <style:graphic-properties draw:stroke="none" draw:fill="none" draw:fill-color="#ffffff" draw:auto-grow-height="false" fo:min-height="1.485cm"/>
    </style:style>
    <style:style style:name="Mpr5" style:family="presentation" style:parent-style-name="Sonar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onar_20_Layout" style:display-name="Sonar Layout" style:page-layout-name="PM1" draw:style-name="Mdp1">
      <draw:rect presentation:style-name="Mpr1" draw:text-style-name="MP3" draw:layer="backgroundobjects" svg:width="28cm" svg:height="2.5cm" svg:x="0cm" svg:y="0cm">
        <text:p/>
      </draw:rect>
      <draw:frame presentation:style-name="Sonar_20_Layout-title" draw:layer="backgroundobjects" svg:width="25.199cm" svg:height="2.163cm" svg:x="1.4cm" svg:y="0.137cm" presentation:class="title" presentation:placeholder="true">
        <draw:text-box/>
      </draw:frame>
      <draw:frame presentation:style-name="Sonar_20_Layout-outline1" draw:layer="backgroundobjects" svg:width="25.199cm" svg:height="14.273cm" svg:x="1.4cm" svg:y="4.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3" draw:text-style-name="MP3" draw:layer="backgroundobjects" svg:width="28cm" svg:height="1.1cm" svg:x="0cm" svg:y="2.5cm">
        <text:p/>
      </draw:rect>
      <presentation:notes style:page-layout-name="PM2">
        <draw:page-thumbnail presentation:style-name="Sonar_20_Layout-title" draw:layer="backgroundobjects" svg:width="14.848cm" svg:height="11.136cm" svg:x="3.075cm" svg:y="2.257cm" presentation:class="page"/>
        <draw:frame presentation:style-name="Sonar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draw:style-name="Mgr3" draw:text-style-name="MP3" draw:layer="backgroundobjects" svg:width="28.064cm" svg:height="21cm" svg:x="0cm" svg:y="0cm">
        <draw:image xlink:href="Pictures/1000000000000500000002D02A900106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1-15T16:16:34</meta:creation-date>
    <meta:editing-duration>P5DT12H16M3S</meta:editing-duration>
    <meta:editing-cycles>185</meta:editing-cycles>
    <meta:generator>OpenOffice.org/3.3$Unix OpenOffice.org_project/330m20$Build-9567</meta:generator>
    <meta:initial-creator>Freddy Mallet</meta:initial-creator>
    <dc:date>2011-05-31T21:36:43</dc:date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